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18.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65cm" fo:min-width="16.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85cm" fo:min-width="18.5cm"/>
      <style:paragraph-properties style:writing-mode="lr-tb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376cm" fo:min-width="0.456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.024cm" fo:min-width="0.774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1.75cm" fo:min-width="1.5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65cm" fo:min-width="6.2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2.55cm" fo:min-width="16.4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65cm" fo:min-width="1.8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65cm" fo:min-width="6.5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65cm" fo:min-width="6.3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7.55cm" fo:min-width="16.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/>
    <style:style style:name="P6" style:family="paragraph">
      <style:paragraph-properties fo:text-align="center" style:writing-mode="lr-tb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ogin" draw:style-name="dp1" draw:master-page-name="Default">
        <office:forms form:automatic-focus="false" form:apply-design-mode="false"/>
        <draw:custom-shape draw:style-name="gr1" draw:text-style-name="P1" draw:layer="layout" svg:width="19cm" svg:height="3cm" svg:x="1cm" svg:y="1cm">
          <text:p text:style-name="P1">INVENTOR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9.1cm">
          <text:p text:style-name="P1">Passwor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15.1cm">
          <text:p text:style-name="P1">SIGN IN OR REGIST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6.1cm">
          <text:p text:style-name="P1">Email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19cm" svg:height="3.1cm" svg:x="1cm" svg:y="25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912cm" svg:height="1.878cm" draw:transform="rotate (1.58249003278326) translate (2.022cm 2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1.8cm" svg:height="1.8cm" svg:x="10.1cm" svg:y="2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2cm" svg:height="2cm" svg:x="17cm" svg:y="26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2" draw:layer="layout" svg:width="6.7cm" svg:height="0.9cm" svg:x="12.2cm" svg:y="11.3cm">
          <text:p text:style-name="P1">forgot password?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main" draw:style-name="dp1" draw:master-page-name="Default">
        <office:forms form:automatic-focus="false" form:apply-design-mode="false"/>
        <draw:custom-shape draw:style-name="gr1" draw:text-style-name="P1" draw:layer="layout" svg:width="19cm" svg:height="3cm" svg:x="1cm" svg:y="1cm">
          <text:p text:style-name="P1">INVENTO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cm" svg:height="3cm" svg:x="1cm" svg:y="1cm">
          <text:p text:style-name="P1">INVENTORY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6.9cm" svg:height="12.8cm" svg:x="2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6.1cm">
          <text:p text:style-name="P1">CHOOSE YOUR INVENTORY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3cm" svg:height="1.9cm" svg:x="16.7cm" svg:y="23cm">
          <text:p text:style-name="P1">+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19cm" svg:height="3.1cm" svg:x="1cm" svg:y="25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912cm" svg:height="1.878cm" draw:transform="rotate (1.58249003278326) translate (2.022cm 2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1.8cm" svg:height="1.8cm" svg:x="10.1cm" svg:y="2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2cm" svg:height="2cm" svg:x="17cm" svg:y="26cm">
            <text:p/>
            <draw:enhanced-geometry svg:viewBox="0 0 21600 21600" draw:type="rectangle" draw:enhanced-path="M 0 0 L 21600 0 21600 21600 0 21600 0 0 Z N"/>
          </draw:custom-shape>
        </draw:g>
      </draw:page>
      <draw:page draw:name="menu" draw:style-name="dp1" draw:master-page-name="Default">
        <office:forms form:automatic-focus="false" form:apply-design-mode="false"/>
        <draw:custom-shape draw:style-name="gr1" draw:text-style-name="P1" draw:layer="layout" svg:width="19cm" svg:height="3cm" svg:x="1cm" svg:y="1cm">
          <text:p text:style-name="P1">INVENTORY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19cm" svg:height="3.1cm" svg:x="1cm" svg:y="25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912cm" svg:height="1.878cm" draw:transform="rotate (1.58249003278326) translate (2.022cm 2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1.8cm" svg:height="1.8cm" svg:x="10.1cm" svg:y="2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2cm" svg:height="2cm" svg:x="17cm" svg:y="26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16.9cm" svg:height="1.9cm" svg:x="2cm" svg:y="12.1cm">
          <text:p text:style-name="P1">EVENT INVENT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6.9cm" svg:height="1.9cm" svg:x="2cm" svg:y="15.1cm">
          <text:p text:style-name="P1">CHECKLIS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18.1cm">
          <text:p text:style-name="P1">MAINTENANCE INVENTOR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21.1cm">
          <text:p text:style-name="P1">DELETE INVENTORY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cm" svg:height="1.9cm" svg:x="2cm" svg:y="9.1cm">
          <text:p text:style-name="P1">NEW I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6.9cm" svg:height="1.9cm" svg:x="2cm" svg:y="5.1cm">
          <text:p text:style-name="P1">INVENTORY XXXXXXXXXXXX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cm" svg:height="1.9cm" svg:x="12cm" svg:y="9.1cm">
          <text:p text:style-name="P1">EDIT ITEM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create item" draw:style-name="dp1" draw:master-page-name="Default">
        <office:forms form:automatic-focus="false" form:apply-design-mode="false"/>
        <draw:custom-shape draw:style-name="gr1" draw:text-style-name="P1" draw:layer="layout" svg:width="19cm" svg:height="3cm" svg:x="1cm" svg:y="1cm">
          <text:p text:style-name="P1">INVENTORY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19cm" svg:height="3.1cm" svg:x="1cm" svg:y="25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912cm" svg:height="1.878cm" draw:transform="rotate (1.58249003278326) translate (2.022cm 2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1.8cm" svg:height="1.8cm" svg:x="10.1cm" svg:y="2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2cm" svg:height="2cm" svg:x="17cm" svg:y="26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16.9cm" svg:height="1.9cm" svg:x="2cm" svg:y="9.9cm">
          <text:p text:style-name="P1">CATEGORY: __________________________________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11.8cm">
          <text:p text:style-name="P1">STATE: ______________________________________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13.7cm">
          <text:p text:style-name="P1">PRICE: _______________________________________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15.6cm">
          <text:p text:style-name="P1">DESCRIPTION: _______________________________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8cm">
          <text:p text:style-name="P1">NAME:______________________________________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5.1cm">
          <text:p text:style-name="P1">CREATE ITE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17.5cm">
          <text:p text:style-name="P1">UPLOAD IMAGE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cm" svg:height="1.9cm" svg:x="2cm" svg:y="21cm">
          <text:p text:style-name="P1">SA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6.8cm" svg:height="1.9cm" svg:x="12.2cm" svg:y="21cm">
          <text:p text:style-name="P1">CANCEL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edit item" draw:style-name="dp1" draw:master-page-name="Default">
        <office:forms form:automatic-focus="false" form:apply-design-mode="false"/>
        <draw:custom-shape draw:style-name="gr1" draw:text-style-name="P1" draw:layer="layout" svg:width="19cm" svg:height="3cm" svg:x="1cm" svg:y="1cm">
          <text:p text:style-name="P1">INVENTORY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19cm" svg:height="3.1cm" svg:x="1cm" svg:y="25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912cm" svg:height="1.878cm" draw:transform="rotate (1.58249003278326) translate (2.022cm 2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1.8cm" svg:height="1.8cm" svg:x="10.1cm" svg:y="2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2cm" svg:height="2cm" svg:x="17cm" svg:y="26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16.9cm" svg:height="1.9cm" svg:x="2cm" svg:y="9.9cm">
          <text:p text:style-name="P1">CATEGORY: __________________________________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11.8cm">
          <text:p text:style-name="P1">STATE: ______________________________________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13.7cm">
          <text:p text:style-name="P1">PRICE: _______________________________________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15.6cm">
          <text:p text:style-name="P1">DESCRIPTION: _______________________________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8cm">
          <text:p text:style-name="P1">NAME:______________________________________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5.1cm">
          <text:p text:style-name="P1">EDIT ITE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17.5cm">
          <text:p text:style-name="P1">UPLOAD IMAGE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cm" svg:height="1.9cm" svg:x="2cm" svg:y="21cm">
          <text:p text:style-name="P1">SA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6.8cm" svg:height="1.9cm" svg:x="12.2cm" svg:y="21cm">
          <text:p text:style-name="P1">CANCEL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event" draw:style-name="dp1" draw:master-page-name="Default">
        <office:forms form:automatic-focus="false" form:apply-design-mode="false"/>
        <draw:custom-shape draw:style-name="gr1" draw:text-style-name="P1" draw:layer="layout" svg:width="19cm" svg:height="3cm" svg:x="1cm" svg:y="1cm">
          <text:p text:style-name="P1">INVENTORY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19cm" svg:height="3.1cm" svg:x="1cm" svg:y="25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912cm" svg:height="1.878cm" draw:transform="rotate (1.58249003278326) translate (2.022cm 2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1.8cm" svg:height="1.8cm" svg:x="10.1cm" svg:y="2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2cm" svg:height="2cm" svg:x="17cm" svg:y="26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16.9cm" svg:height="1.9cm" svg:x="2cm" svg:y="9.9cm">
          <text:p text:style-name="P1">DATE: ______________________________________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11.8cm">
          <text:p text:style-name="P1">EVENT INFO: ________________________________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13.7cm">
          <text:p text:style-name="P1">ADD ITEM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8cm">
          <text:p text:style-name="P1">NAME:______________________________________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5.1cm">
          <text:p text:style-name="P1">EVENT INVENTORY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cm" svg:height="1.9cm" svg:x="2cm" svg:y="21cm">
          <text:p text:style-name="P1">SA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6.8cm" svg:height="1.9cm" svg:x="12.2cm" svg:y="21cm">
          <text:p text:style-name="P1">CANCEL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event list" draw:style-name="dp1" draw:master-page-name="Default">
        <office:forms form:automatic-focus="false" form:apply-design-mode="false"/>
        <draw:custom-shape draw:style-name="gr1" draw:text-style-name="P1" draw:layer="layout" svg:width="19cm" svg:height="3cm" svg:x="1cm" svg:y="1cm">
          <text:p text:style-name="P1">INVENTORY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19cm" svg:height="3.1cm" svg:x="1cm" svg:y="25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912cm" svg:height="1.878cm" draw:transform="rotate (1.58249003278326) translate (2.022cm 2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1.8cm" svg:height="1.8cm" svg:x="10.1cm" svg:y="2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2cm" svg:height="2cm" svg:x="17cm" svg:y="26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16.9cm" svg:height="1.9cm" svg:x="2cm" svg:y="9.9cm"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8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5.1cm">
          <text:p text:style-name="P1">CHOOSE EVENT INVENTORY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6.9cm" svg:height="7.8cm" svg:x="2cm" svg:y="12.2cm">
          <text:p text:style-name="P1">ITEM XXXXXXXXXXXXXXX <text:s text:c="42"/>#</text:p>
          <text:p text:style-name="P4">ITEM XXXXXXXXXXXXXXX <text:s text:c="42"/>#</text:p>
          <text:p text:style-name="P4">ITEM XXXXXXXXXXXXXXX <text:s text:c="42"/>#</text:p>
          <text:p text:style-name="P4">ITEM XXXXXXXXXXXXXXX <text:s text:c="42"/>#</text:p>
          <text:p text:style-name="P4">ITEM XXXXXXXXXXXXXXX <text:s text:c="42"/>#</text:p>
          <text:p text:style-name="P4">ITEM XXXXXXXXXXXXXXX <text:s text:c="42"/>#</text:p>
          <text:p text:style-name="P4">ITEM XXXXXXXXXXXXXXX <text:s text:c="42"/>#</text:p>
          <text:p text:style-name="P4">ITEM XXXXXXXXXXXXXXX <text:s text:c="42"/>#</text:p>
          <text:p text:style-name="P4">ITEM XXXXXXXXXXXXXXX <text:s text:c="42"/>#</text:p>
          <text:p text:style-name="P4">ITEM XXXXXXXXXXXXXXX <text:s text:c="42"/>#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cm" svg:height="1.9cm" svg:x="2cm" svg:y="21cm">
          <text:p text:style-name="P1">SA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6.8cm" svg:height="1.9cm" svg:x="12.2cm" svg:y="21cm">
          <text:p text:style-name="P1">CANCEL</text:p>
          <draw:enhanced-geometry svg:viewBox="0 0 21600 21600" draw:mirror-horizontal="false" draw:mirror-vertical="false" draw:type="rectangle" draw:enhanced-path="M 0 0 L 21600 0 21600 21600 0 21600 0 0 Z N"/>
        </draw:custom-shape>
        <draw:control draw:style-name="standard" draw:text-style-name="P5" draw:layer="controls" svg:width="0.8cm" svg:height="0.7cm" svg:x="9.7cm" svg:y="23.2cm"/>
        <draw:control draw:style-name="standard" draw:text-style-name="P5" draw:layer="controls" svg:width="0.8cm" svg:height="0.7cm" svg:x="9.7cm" svg:y="23.2cm"/>
      </draw:page>
      <draw:page draw:name="maintenance" draw:style-name="dp1" draw:master-page-name="Default">
        <office:forms form:automatic-focus="false" form:apply-design-mode="false"/>
        <draw:custom-shape draw:style-name="gr1" draw:text-style-name="P6" draw:layer="layout" svg:width="19cm" svg:height="3cm" svg:x="1cm" svg:y="1cm">
          <text:p text:style-name="P6"><text:span text:style-name="T1">INVENTORY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19cm" svg:height="3.1cm" svg:x="1cm" svg:y="25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912cm" svg:height="1.878cm" draw:transform="rotate (1.58249003278326) translate (2.022cm 2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1.8cm" svg:height="1.8cm" svg:x="10.1cm" svg:y="2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2cm" svg:height="2cm" svg:x="17cm" svg:y="26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16.9cm" svg:height="1.9cm" svg:x="2cm" svg:y="8cm">
          <text:p text:style-name="P1">ADD ITE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1.9cm" svg:x="2cm" svg:y="5.1cm">
          <text:p text:style-name="P1">MAINTENANCE INVENTORY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6.9cm" svg:height="7.8cm" svg:x="2cm" svg:y="11cm">
          <text:p text:style-name="P1">ITEM XXXXXXXXXXXXXXX <text:s text:c="23"/>REMOVE? #</text:p>
          <text:p text:style-name="P4">ITEM XXXXXXXXXXXXXXX <text:s text:c="23"/>REMOVE? #</text:p>
          <text:p text:style-name="P4">ITEM XXXXXXXXXXXXXXX <text:s text:c="23"/>REMOVE? #</text:p>
          <text:p text:style-name="P4">ITEM XXXXXXXXXXXXXXX <text:s text:c="23"/>REMOVE? #</text:p>
          <text:p text:style-name="P4">ITEM XXXXXXXXXXXXXXX <text:s text:c="23"/>REMOVE? #</text:p>
          <text:p text:style-name="P4">ITEM XXXXXXXXXXXXXXX <text:s text:c="23"/>REMOVE? #</text:p>
          <text:p text:style-name="P4">ITEM XXXXXXXXXXXXXXX <text:s text:c="23"/>REMOVE? #</text:p>
          <text:p text:style-name="P4">ITEM XXXXXXXXXXXXXXX <text:s text:c="23"/>REMOVE? #</text:p>
          <text:p text:style-name="P4">ITEM XXXXXXXXXXXXXXX <text:s text:c="23"/>REMOVE? #</text:p>
          <text:p text:style-name="P4">ITEM XXXXXXXXXXXXXXX <text:s text:c="23"/>REMOVE? #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cm" svg:height="1.9cm" svg:x="2cm" svg:y="21cm">
          <text:p text:style-name="P1">SA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6.8cm" svg:height="1.9cm" svg:x="12.2cm" svg:y="21cm">
          <text:p text:style-name="P1">CANCEL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19cm" svg:height="3cm" svg:x="1cm" svg:y="1cm">
          <text:p text:style-name="P1">INVENTORY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19cm" svg:height="3.1cm" svg:x="1cm" svg:y="25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912cm" svg:height="1.878cm" draw:transform="rotate (1.58249003278326) translate (2.022cm 2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1.8cm" svg:height="1.8cm" svg:x="10.1cm" svg:y="2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2cm" svg:height="2cm" svg:x="17cm" svg:y="26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19cm" svg:height="3cm" svg:x="1cm" svg:y="1cm">
          <text:p text:style-name="P1">INVENTORY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19cm" svg:height="3.1cm" svg:x="1cm" svg:y="25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912cm" svg:height="1.878cm" draw:transform="rotate (1.58249003278326) translate (2.022cm 2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1.8cm" svg:height="1.8cm" svg:x="10.1cm" svg:y="2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2cm" svg:height="2cm" svg:x="17cm" svg:y="26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5:22:39.391009531</meta:creation-date>
    <dc:date>2022-01-26T12:42:32.300274270</dc:date>
    <meta:editing-duration>PT2H53M25S</meta:editing-duration>
    <meta:editing-cycles>3</meta:editing-cycles>
    <meta:generator>LibreOffice/6.4.7.2$Linux_X86_64 LibreOffice_project/40$Build-2</meta:generator>
    <meta:document-statistic meta:object-count="113"/>
  </office:meta>
</office:document-meta>
</file>